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1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8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ce4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8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9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9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9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9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9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9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9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9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9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6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1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41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7" table:default-cell-style-name="Default"/>
        <table:table-column table:style-name="co19" table:default-cell-style-name="ce3"/>
        <table:table-column table:style-name="co19" table:default-cell-style-name="ce2"/>
        <table:table-column table:style-name="co19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8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style-name="ce44" office:value-type="date" office:date-value="2015-11-02">
            <text:p>11/0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table:style-name="ce47"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</table:table-row>
        <table:table-row table:style-name="ro9">
          <table:table-cell table:number-columns-repeated="5"/>
          <table:table-cell office:value-type="string">
            <text:p>-Gena</text:p>
          </table:table-cell>
          <table:table-cell table:style-name="ce2"/>
          <table:table-cell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9">
          <table:table-cell table:number-columns-repeated="5"/>
          <table:table-cell office:value-type="string">
            <text:p>-Nane</text:p>
          </table:table-cell>
          <table:table-cell table:style-name="ce2"/>
          <table:table-cell table:formula="of:=SUM([.B21];[.C21];[.D21];[.E21])" office:value-type="float" office:value="1426.93498452012">
            <text:p>1426.9349845201</text:p>
          </table:table-cell>
          <table:table-cell table:style-name="ce47" office:value-type="string">
            <text:p>Մանե</text:p>
          </table:table-cell>
          <table:table-cell office:value-type="string">
            <text:p>7000(3900)</text:p>
          </table:table-cell>
          <table:table-cell/>
        </table:table-row>
        <table:table-row table:style-name="ro9">
          <table:table-cell table:number-columns-repeated="5"/>
          <table:table-cell office:value-type="string">
            <text:p>-Anjela</text:p>
          </table:table-cell>
          <table:table-cell table:style-name="ce2"/>
          <table:table-cell table:formula="of:=SUM([.B21:.E21])" office:value-type="float" office:value="1426.93498452012">
            <text:p>1426.9349845201</text:p>
          </table:table-cell>
          <table:table-cell table:style-name="ce47" office:value-type="string">
            <text:p>Նանե</text:p>
          </table:table-cell>
          <table:table-cell office:value-type="string">
            <text:p>7000(6300)</text:p>
          </table:table-cell>
          <table:table-cell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1200)</text:p>
          </table:table-cell>
          <table:table-cell/>
        </table:table-row>
        <table:table-row table:style-name="ro9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formula="of:=SUM([.B21];[.C21];[.D21];[.F21])" office:value-type="float" office:value="1499.21568627451">
            <text:p>1499.2156862745</text:p>
          </table:table-cell>
          <table:table-cell table:style-name="ce47" office:value-type="string">
            <text:p>Կարեն</text:p>
          </table:table-cell>
          <table:table-cell office:value-type="string">
            <text:p>8000(2600)</text:p>
          </table:table-cell>
          <table:table-cell/>
        </table:table-row>
        <table:table-row table:style-name="ro9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</table:table-row>
        <table:table-row table:style-name="ro9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formula="of:=SUM([.B21];[.D21])" office:value-type="float" office:value="776.470588235294">
            <text:p>776.4705882353</text:p>
          </table:table-cell>
          <table:table-cell table:style-name="ce47" office:value-type="string">
            <text:p>Սարգիս</text:p>
          </table:table-cell>
          <table:table-cell table:number-columns-repeated="2"/>
        </table:table-row>
        <table:table-row table:style-name="ro9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style-name="Default" table:formula="of:=SUM([.B21:.E21])" office:value-type="float" office:value="1426.93498452012">
            <text:p>1426.9349845201</text:p>
          </table:table-cell>
          <table:table-cell table:style-name="ce47" office:value-type="string">
            <text:p>Գենա</text:p>
          </table:table-cell>
          <table:table-cell table:number-columns-repeated="2"/>
        </table:table-row>
        <table:table-row table:style-name="ro9">
          <table:table-cell table:number-columns-repeated="5"/>
          <table:table-cell office:value-type="string">
            <text:p>+2QMS</text:p>
          </table:table-cell>
          <table:table-cell/>
          <table:table-cell table:style-name="Default"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21:.E21])" office:value-type="float" office:value="1426.93498452012">
            <text:p>1426.9349845201</text:p>
          </table:table-cell>
          <table:table-cell table:style-name="ce47" office:value-type="string">
            <text:p>Taron</text:p>
          </table:table-cell>
          <table:table-cell office:value-type="string">
            <text:p>8800(5100)</text:p>
          </table:table-cell>
          <table:table-cell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style-name="Default"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9500">
            <text:p>9500</text:p>
          </table:table-cell>
          <table:table-cell/>
        </table:table-row>
        <table:table-row table:style-name="ro9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table:number-columns-repeated="4"/>
          <table:table-cell table:style-name="ce2" table:formula="of:=SUM([.B24:.F24])" office:value-type="float" office:value="6100">
            <text:p>6100</text:p>
          </table:table-cell>
          <table:table-cell table:style-name="ce8" table:formula="of:=SUM([.B43:.F43])" office:value-type="float" office:value="406.666666666667">
            <text:p>406.6666666667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9">
          <table:table-cell table:style-name="ce44" office:value-type="date" office:date-value="2015-11-09">
            <text:p>11/09/15</text:p>
          </table:table-cell>
          <table:table-cell table:number-columns-repeated="5"/>
          <table:table-cell table:style-name="ce2"/>
          <table:table-cell table:style-name="ce8" table:formula="of:=SUM([.B43:.F43])" office:value-type="float" office:value="406.666666666667">
            <text:p>406.6666666667</text:p>
          </table:table-cell>
          <table:table-cell table:style-name="ce47" office:value-type="string">
            <text:p>Անժելա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43:.F43])" office:value-type="float" office:value="406.666666666667">
            <text:p>406.6666666667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43:.F43])" office:value-type="float" office:value="406.666666666667">
            <text:p>406.6666666667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formula="of:=SUM([.B43:.F43])" office:value-type="float" office:value="406.666666666667">
            <text:p>406.6666666667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formula="of:=SUM([.B43:.F43])" office:value-type="float" office:value="406.666666666667">
            <text:p>406.6666666667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formula="of:=SUM([.C43:.F43])" office:value-type="float" office:value="0">
            <text:p>0</text:p>
          </table:table-cell>
          <table:table-cell table:style-name="ce47" office:value-type="string">
            <text:p>Մանե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formula="of:=SUM([.B43:.F43])" office:value-type="float" office:value="406.666666666667">
            <text:p>406.6666666667</text:p>
          </table:table-cell>
          <table:table-cell table:style-name="ce47" office:value-type="string">
            <text:p>Նանե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Mane</text:p>
          </table:table-cell>
          <table:table-cell table:number-columns-repeated="4"/>
          <table:table-cell table:style-name="ce2"/>
          <table:table-cell table:formula="of:=SUM([.B43:.F43])" office:value-type="float" office:value="406.666666666667">
            <text:p>406.6666666667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Taron</text:p>
          </table:table-cell>
          <table:table-cell table:style-name="ce2"/>
          <table:table-cell table:number-columns-repeated="2"/>
          <table:table-cell table:style-name="ce2" table:number-columns-repeated="2"/>
          <table:table-cell table:formula="of:=SUM([.D43];[.F43])" office:value-type="float" office:value="0">
            <text:p>0</text:p>
          </table:table-cell>
          <table:table-cell table:style-name="ce47" office:value-type="string">
            <text:p>Կարեն</text:p>
          </table:table-cell>
          <table:table-cell table:number-columns-repeated="2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-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/>
          <table:table-cell/>
          <table:table-cell table:formula="of:=SUM([.B43:.F43])" office:value-type="float" office:value="406.666666666667">
            <text:p>406.6666666667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43];[.D43];[.E43];[.F43])" office:value-type="float" office:value="406.666666666667">
            <text:p>406.6666666667</text:p>
          </table:table-cell>
          <table:table-cell table:style-name="ce47" office:value-type="string">
            <text:p>Սարգիս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F43])" office:value-type="float" office:value="406.666666666667">
            <text:p>406.6666666667</text:p>
          </table:table-cell>
          <table:table-cell table:style-name="ce47" office:value-type="string">
            <text:p>Գենա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F43])" office:value-type="float" office:value="406.666666666667">
            <text:p>406.6666666667</text:p>
          </table:table-cell>
          <table:table-cell office:value-type="string">
            <text:p>Seryoja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E43])" office:value-type="float" office:value="406.666666666667">
            <text:p>406.6666666667</text:p>
          </table:table-cell>
          <table:table-cell office:value-type="string">
            <text:p>Mher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F43])" office:value-type="float" office:value="406.666666666667">
            <text:p>406.6666666667</text:p>
          </table:table-cell>
          <table:table-cell office:value-type="string">
            <text:p>Davit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C43];[.F43])" office:value-type="float" office:value="0">
            <text:p>0</text:p>
          </table:table-cell>
          <table:table-cell table:style-name="ce47" office:value-type="string">
            <text:p>Taron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F43])" office:value-type="float" office:value="406.666666666667">
            <text:p>406.6666666667</text:p>
          </table:table-cell>
          <table:table-cell office:value-type="string">
            <text:p>Hrach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17" office:value-type="float" office:value="0">
            <text:p>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9" office:value-type="float" office:value="0">
            <text:p>0</text:p>
          </table:table-cell>
          <table:table-cell table:style-name="ce2" table:formula="of:=[.F24]/15" office:value-type="float" office:value="0">
            <text:p>0</text:p>
          </table:table-cell>
          <table:table-cell/>
          <table:table-cell table:style-name="ce2" table:formula="of:=SUM([.H24:.H42])" office:value-type="float" office:value="6100">
            <text:p>610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7" office:value-type="string">
            <text:p>Mon</text:p>
          </table:table-cell>
          <table:table-cell table:style-name="ce27" office:value-type="string">
            <text:p>Tue</text:p>
          </table:table-cell>
          <table:table-cell table:style-name="ce27" office:value-type="string">
            <text:p>Wed</text:p>
          </table:table-cell>
          <table:table-cell table:style-name="ce27" office:value-type="string">
            <text:p>Thu</text:p>
          </table:table-cell>
          <table:table-cell table:style-name="ce27" office:value-type="string">
            <text:p>Fri</text:p>
          </table:table-cell>
          <table:table-cell table:style-name="ce27" table:number-columns-repeated="1019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>
            <text:p>Ոսպով ապուր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11/09/2015</text:date>, <text:time>14:0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09T14:08:17</dc:date>
    <meta:editing-duration>P2DT4H50M21S</meta:editing-duration>
    <meta:editing-cycles>1146</meta:editing-cycles>
    <meta:generator>OpenOffice/4.1.1$Unix OpenOffice.org_project/411m6$Build-9775</meta:generator>
    <dc:creator>employee employee</dc:creator>
    <meta:document-statistic meta:table-count="9" meta:cell-count="2700" meta:object-count="0"/>
  </office:meta>
</office:document-meta>
</file>